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heads_20_2" draw:marker-end="Arrowheads_20_1" draw:textarea-vertical-align="middle"/>
    </style:style>
    <style:style style:name="gr4" style:family="graphic" style:parent-style-name="standard">
      <style:graphic-properties draw:marker-start="Arrowheads_20_1" draw:marker-end="Arrowheads_20_2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0000" draw:marker-end="Arrowheads_20_2" draw:fill="none" draw:textarea-vertical-align="middle"/>
    </style:style>
    <style:style style:name="gr7" style:family="graphic" style:parent-style-name="objectwithoutfill">
      <style:graphic-properties svg:stroke-color="#000000" draw:marker-end="Arrowheads_20_1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81cm"/>
    </style:style>
    <style:style style:name="gr9" style:family="graphic" style:parent-style-name="standard">
      <style:graphic-properties svg:stroke-color="#000000" draw:marker-start="Arrow" draw:marker-end="Arrow" draw:textarea-vertical-align="middle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svg:stroke-color="#3465a4" draw:marker-start="Arrowheads_20_2" draw:marker-end="Arrowheads_20_1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2cm"/>
    </style:style>
    <style:style style:name="gr13" style:family="graphic" style:parent-style-name="standard">
      <style:graphic-properties svg:stroke-color="#3465a4" draw:marker-start="Arrowheads_20_1" draw:marker-end="Arrowheads_20_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815cm"/>
    </style:style>
    <style:style style:name="gr15" style:family="graphic" style:parent-style-name="standard">
      <style:graphic-properties draw:stroke="none" svg:stroke-color="#000000" draw:fill="none" draw:fill-color="#ffffff" fo:min-height="0.957cm"/>
    </style:style>
    <style:style style:name="gr16" style:family="graphic" style:parent-style-name="standard">
      <style:graphic-properties draw:stroke="none" svg:stroke-color="#000000" draw:fill="none" draw:fill-color="#ffffff" fo:min-height="0.766cm"/>
    </style:style>
    <style:style style:name="gr17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18" style:family="graphic" style:parent-style-name="standard">
      <style:graphic-properties draw:stroke="dash" draw:stroke-dash="Fine_20_Dashed" svg:stroke-color="#000000" draw:marker-end="Arrowheads_20_3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639cm"/>
    </style:style>
    <style:style style:name="gr20" style:family="graphic" style:parent-style-name="standard">
      <style:graphic-properties draw:stroke="none" svg:stroke-color="#000000" draw:fill="none" draw:fill-color="#ffffff" fo:min-height="0.385cm"/>
    </style:style>
    <style:style style:name="gr21" style:family="graphic" style:parent-style-name="standard">
      <style:graphic-properties draw:stroke="none" svg:stroke-color="#000000" draw:fill="none" draw:fill-color="#ffffff" fo:min-height="0.358cm"/>
    </style:style>
    <style:style style:name="gr22" style:family="graphic" style:parent-style-name="objectwithoutfill">
      <style:graphic-properties draw:stroke="dash" draw:stroke-dash="Fine_20_Dashed" svg:stroke-color="#000000" draw:marker-end="Arrowheads_20_3" draw:fill="none" draw:textarea-vertical-align="middle"/>
    </style:style>
    <style:style style:name="gr23" style:family="graphic" style:parent-style-name="objectwithoutfill">
      <style:graphic-properties draw:stroke="solid" draw:stroke-dash="Fine_20_Dashed" svg:stroke-color="#000000" draw:marker-start="Arrow" draw:marker-end="Arrow" draw:fill="none" draw:textarea-vertical-align="middle"/>
    </style:style>
    <style:style style:name="gr24" style:family="graphic" style:parent-style-name="standard">
      <style:graphic-properties draw:stroke="dash" draw:stroke-dash="Fine_20_Dashed" draw:fill="solid" draw:fill-color="#aea79f" draw:textarea-horizontal-align="justify" draw:textarea-vertical-align="middle" draw:auto-grow-height="false"/>
    </style:style>
    <style:style style:name="gr25" style:family="graphic" style:parent-style-name="standard">
      <style:graphic-properties draw:stroke="dash" draw:stroke-dash="Ultrafine_20_Dashed" draw:fill="solid" draw:fill-color="#aea79f" draw:textarea-horizontal-align="justify" draw:textarea-vertical-align="middle" draw:auto-grow-height="false"/>
    </style:style>
    <style:style style:name="gr26" style:family="graphic" style:parent-style-name="objectwithoutfill">
      <style:graphic-properties draw:stroke="dash" draw:stroke-dash="Fine_20_Dashed" draw:marker-end="Arrowheads_20_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56cm" svg:height="1.905cm" svg:x="4.275cm" svg:y="8.239cm">
          <text:p text:style-name="P1">WRP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.756cm" svg:height="1.905cm" svg:x="4.175cm" svg:y="3.54cm">
          <text:p text:style-name="P1">GT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556cm" svg:height="1.905cm" svg:x="20.05cm" svg:y="5.699cm">
          <text:p text:style-name="P1">V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556cm" svg:height="1.905cm" svg:x="10.826cm" svg:y="12.451cm">
          <text:p text:style-name="P1">FD co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3.937cm" svg:height="2.54cm" svg:x="10.652cm" svg:y="8.239cm">
          <text:p text:style-name="P1">WB</text:p>
          <text:p text:style-name="P1">Crossb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831cm" svg:y1="9.191cm" svg:x2="10.652cm" svg:y2="9.509cm" draw:start-shape="id1" draw:start-glue-point="1" draw:end-shape="id2" draw:end-glue-point="6" svg:d="M7831 9191h1411v318h1410" svg:viewBox="0 0 2822 319">
          <text:p/>
        </draw:connector>
        <draw:connector draw:style-name="gr3" draw:text-style-name="P1" draw:layer="layout" svg:x1="12.604cm" svg:y1="12.451cm" svg:x2="12.621cm" svg:y2="10.779cm" draw:start-shape="id3" draw:start-glue-point="0" draw:end-shape="id2" draw:end-glue-point="8" svg:d="M12604 12451v-836h17v-836" svg:viewBox="0 0 18 1673">
          <text:p/>
        </draw:connector>
        <draw:connector draw:style-name="gr4" draw:text-style-name="P1" draw:layer="layout" draw:line-skew="0.401cm" svg:x1="14.013cm" svg:y1="8.611cm" svg:x2="21.828cm" svg:y2="7.604cm" draw:start-shape="id2" draw:start-glue-point="11" draw:end-shape="id4" draw:end-glue-point="2" svg:d="M14013 8611v-472h3307v-34h4508v-501" svg:viewBox="0 0 7816 1008">
          <text:p/>
        </draw:connector>
        <draw:custom-shape draw:style-name="gr5" draw:text-style-name="P1" draw:layer="layout" svg:width="4.191cm" svg:height="2.953cm" svg:x="1.127cm" svg:y="17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.408cm" svg:y1="19.204cm" svg:x2="2.678cm" svg:y2="19.204cm">
          <text:p/>
        </draw:line>
        <draw:line draw:style-name="gr7" draw:text-style-name="P1" draw:layer="layout" svg:x1="1.408cm" svg:y1="18.783cm" svg:x2="2.678cm" svg:y2="18.783cm">
          <text:p/>
        </draw:line>
        <draw:frame draw:style-name="gr8" draw:text-style-name="P2" draw:layer="layout" svg:width="5.588cm" svg:height="0.631cm" svg:x="2.651cm" svg:y="18.576cm">
          <draw:text-box>
            <text:p><text:span text:style-name="T1">WB master</text:span></text:p>
          </draw:text-box>
        </draw:frame>
        <draw:frame draw:style-name="gr8" draw:text-style-name="P2" draw:layer="layout" svg:width="5.588cm" svg:height="0.631cm" svg:x="2.651cm" svg:y="18.965cm">
          <draw:text-box>
            <text:p><text:span text:style-name="T1">WB slave</text:span></text:p>
          </draw:text-box>
        </draw:frame>
        <draw:connector draw:style-name="gr9" draw:text-style-name="P1" draw:layer="layout" svg:x1="6.053cm" svg:y1="8.239cm" svg:x2="6.053cm" svg:y2="5.445cm" draw:start-shape="id1" draw:start-glue-point="0" draw:end-shape="id5" draw:end-glue-point="2" svg:d="M6053 8239v-2794" svg:viewBox="0 0 1 2795">
          <text:p/>
        </draw:connector>
        <draw:line draw:style-name="gr10" draw:text-style-name="P1" draw:layer="layout" svg:x1="1.127cm" svg:y1="18.488cm" svg:x2="5.318cm" svg:y2="18.488cm">
          <text:p/>
        </draw:line>
        <draw:frame draw:style-name="gr8" draw:text-style-name="P3" draw:layer="layout" svg:width="5.588cm" svg:height="0.631cm" svg:x="2.243cm" svg:y="17.93cm">
          <draw:text-box>
            <text:p><text:span text:style-name="T2">Legend</text:span></text:p>
          </draw:text-box>
        </draw:frame>
        <draw:custom-shape draw:style-name="gr1" draw:text-style-name="P1" xml:id="id6" draw:id="id6" draw:layer="layout" svg:width="3.556cm" svg:height="1.905cm" svg:x="17.383cm" svg:y="12.43cm">
          <text:p text:style-name="P1">Fan </text:p>
          <text:p text:style-name="P1">PW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556cm" svg:height="1.905cm" svg:x="4.048cm" svg:y="12.43cm">
          <text:p text:style-name="P1">I2C</text:p>
          <text:p text:style-name="P1">Arbi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9.161cm" svg:y1="12.43cm" svg:x2="14.013cm" svg:y2="10.407cm" draw:start-shape="id6" draw:start-glue-point="0" draw:end-shape="id2" draw:end-glue-point="9" svg:d="M19161 12430v-825h-5148v-1198" svg:viewBox="0 0 5149 2024">
          <text:p/>
        </draw:connector>
        <draw:connector draw:style-name="gr11" draw:text-style-name="P1" draw:layer="layout" svg:x1="5.826cm" svg:y1="12.43cm" svg:x2="11.228cm" svg:y2="10.407cm" draw:start-shape="id7" draw:start-glue-point="0" draw:end-shape="id2" draw:end-glue-point="7" svg:d="M5826 12430v-825h5402v-1198" svg:viewBox="0 0 5403 2024">
          <text:p/>
        </draw:connector>
        <draw:connector draw:style-name="gr9" draw:text-style-name="P1" draw:layer="layout" svg:x1="4.048cm" svg:y1="13.382cm" svg:x2="4.275cm" svg:y2="9.191cm" draw:start-shape="id7" draw:start-glue-point="3" draw:end-shape="id1" draw:end-glue-point="3" svg:d="M4048 13382h-501v-4191h728" svg:viewBox="0 0 729 4192">
          <text:p/>
        </draw:connector>
        <draw:custom-shape draw:style-name="gr5" draw:text-style-name="P1" draw:layer="layout" svg:width="23.114cm" svg:height="12.954cm" svg:x="2.397cm" svg:y="2.651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937cm" svg:height="1.207cm" svg:x="3.921cm" svg:y="16.494cm">
          <draw:text-box>
            <text:p text:style-name="P1"><text:span text:style-name="T3">I2C </text:span></text:p>
            <text:p text:style-name="P1"><text:span text:style-name="T3">Interface</text:span></text:p>
          </draw:text-box>
        </draw:frame>
        <draw:connector draw:style-name="gr9" draw:text-style-name="P1" draw:layer="layout" svg:x1="10.826cm" svg:y1="13.403cm" svg:x2="7.604cm" svg:y2="13.382cm" draw:start-shape="id3" draw:start-glue-point="3" draw:end-shape="id7" draw:end-glue-point="1" svg:d="M10826 13403h-1610v-21h-1612" svg:viewBox="0 0 3223 22">
          <text:p/>
        </draw:connector>
        <draw:custom-shape draw:style-name="gr1" draw:text-style-name="P1" xml:id="id8" draw:id="id8" draw:layer="layout" svg:width="3.556cm" svg:height="1.905cm" svg:x="19.923cm" svg:y="8.62cm">
          <text:p text:style-name="P1">AXI-WB</text:p>
          <text:p text:style-name="P1">Brid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19.923cm" svg:y1="9.572cm" svg:x2="14.589cm" svg:y2="9.509cm" draw:start-shape="id8" draw:start-glue-point="3" draw:end-shape="id2" draw:end-glue-point="10" svg:d="M19923 9572h-2667v-63h-2667" svg:viewBox="0 0 5335 64">
          <text:p/>
        </draw:connector>
        <draw:frame draw:style-name="gr14" draw:text-style-name="P4" draw:layer="layout" svg:width="3.937cm" svg:height="1.207cm" svg:x="10.679cm" svg:y="16.557cm">
          <draw:text-box>
            <text:p text:style-name="P1"><text:span text:style-name="T3">FMC </text:span></text:p>
            <text:p text:style-name="P1"><text:span text:style-name="T3">interface</text:span></text:p>
          </draw:text-box>
        </draw:frame>
        <draw:frame draw:style-name="gr12" draw:text-style-name="P4" draw:layer="layout" svg:width="3.937cm" svg:height="1.207cm" svg:x="17.283cm" svg:y="16.557cm">
          <draw:text-box>
            <text:p text:style-name="P1"><text:span text:style-name="T3">Fan </text:span></text:p>
            <text:p text:style-name="P1"><text:span text:style-name="T3">interface</text:span></text:p>
          </draw:text-box>
        </draw:frame>
        <draw:frame draw:style-name="gr15" draw:text-style-name="P4" draw:layer="layout" svg:width="3.937cm" svg:height="1.207cm" svg:x="-0.905cm" svg:y="4.021cm">
          <draw:text-box>
            <text:p text:style-name="P1"><text:span text:style-name="T3">SFP</text:span></text:p>
            <text:p text:style-name="P1"><text:span text:style-name="T3"><text:s/></text:span><text:span text:style-name="T3">interface</text:span></text:p>
          </draw:text-box>
        </draw:frame>
        <draw:frame draw:style-name="gr16" draw:text-style-name="P4" draw:layer="layout" svg:width="3.937cm" svg:height="1.207cm" svg:x="25.003cm" svg:y="8.893cm">
          <draw:text-box>
            <text:p text:style-name="P1"><text:span text:style-name="T3">AXI </text:span></text:p>
            <text:p text:style-name="P1"><text:span text:style-name="T3">interface</text:span></text:p>
          </draw:text-box>
        </draw:frame>
        <draw:custom-shape draw:style-name="gr17" draw:text-style-name="P1" draw:layer="layout" svg:width="1.27cm" svg:height="2.286cm" svg:x="5.191cm" svg:y="14.33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27cm" svg:height="2.54cm" draw:transform="rotate (-1.56538580611371) translate (26.012cm 8.87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27cm" svg:height="2.286cm" draw:transform="rotate (-1.57184352434609) translate (4.176cm 3.897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8" draw:text-style-name="P1" draw:layer="layout" svg:x1="14.382cm" svg:y1="13.403cm" svg:x2="15.613cm" svg:y2="13.399cm" draw:start-shape="id3" draw:start-glue-point="1" svg:d="M14382 13403h867v-4h364" svg:viewBox="0 0 1232 5">
          <text:p/>
        </draw:connector>
        <draw:frame draw:style-name="gr19" draw:text-style-name="P5" draw:layer="layout" svg:width="3.937cm" svg:height="0.889cm" svg:x="15.478cm" svg:y="13.065cm">
          <draw:text-box>
            <text:p><text:span text:style-name="T4">FD irq</text:span></text:p>
          </draw:text-box>
        </draw:frame>
        <draw:frame draw:style-name="gr19" draw:text-style-name="P5" draw:layer="layout" svg:width="3.937cm" svg:height="0.889cm" svg:x="15.479cm" svg:y="13.066cm">
          <draw:text-box>
            <text:p><text:span text:style-name="T4">FD irq</text:span></text:p>
          </draw:text-box>
        </draw:frame>
        <draw:frame draw:style-name="gr20" draw:text-style-name="P5" draw:layer="layout" svg:width="3.937cm" svg:height="0.649cm" svg:x="23.987cm" svg:y="6.193cm">
          <draw:text-box>
            <text:p><text:span text:style-name="T4">FD irq</text:span></text:p>
          </draw:text-box>
        </draw:frame>
        <draw:custom-shape draw:style-name="gr17" draw:text-style-name="P1" draw:layer="layout" svg:width="0.348cm" svg:height="1.297cm" draw:transform="rotate (1.5692255304681) translate (1.381cm 19.77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2" draw:layer="layout" svg:width="5.588cm" svg:height="0.608cm" svg:x="2.651cm" svg:y="19.369cm">
          <draw:text-box>
            <text:p><text:span text:style-name="T1">Port</text:span></text:p>
          </draw:text-box>
        </draw:frame>
        <draw:line draw:style-name="gr22" draw:text-style-name="P1" draw:layer="layout" svg:x1="1.408cm" svg:y1="20.053cm" svg:x2="2.678cm" svg:y2="20.053cm">
          <text:p/>
        </draw:line>
        <draw:frame draw:style-name="gr8" draw:text-style-name="P2" draw:layer="layout" svg:width="5.588cm" svg:height="0.631cm" svg:x="2.651cm" svg:y="19.85cm">
          <draw:text-box>
            <text:p><text:span text:style-name="T1">IRQ line</text:span></text:p>
          </draw:text-box>
        </draw:frame>
        <draw:line draw:style-name="gr23" draw:text-style-name="P1" draw:layer="layout" svg:x1="1.408cm" svg:y1="20.495cm" svg:x2="2.678cm" svg:y2="20.495cm">
          <text:p/>
        </draw:line>
        <draw:frame draw:style-name="gr8" draw:text-style-name="P2" draw:layer="layout" svg:width="5.588cm" svg:height="0.631cm" svg:x="2.651cm" svg:y="20.254cm">
          <draw:text-box>
            <text:p><text:span text:style-name="T1">Bidirectional link</text:span></text:p>
          </draw:text-box>
        </draw:frame>
        <draw:custom-shape draw:style-name="gr17" draw:text-style-name="P1" draw:layer="layout" svg:width="1.27cm" svg:height="2.286cm" svg:x="11.949cm" svg:y="14.33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27cm" svg:height="2.286cm" svg:x="18.553cm" svg:y="14.33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xml:id="id9" draw:id="id9" draw:layer="layout" svg:width="3.556cm" svg:height="1.905cm" svg:x="9.382cm" svg:y="3.54cm">
          <text:p text:style-name="P1">NIC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10" draw:id="id10" draw:layer="layout" svg:width="3.556cm" svg:height="1.905cm" svg:x="13.446cm" svg:y="3.54cm">
          <text:p text:style-name="P1">NIC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6.053cm" svg:y1="8.239cm" svg:x2="11.16cm" svg:y2="5.445cm" draw:start-shape="id1" draw:start-glue-point="0" draw:end-shape="id9" draw:end-glue-point="2" svg:d="M6053 8239v-1397h5107v-1397" svg:viewBox="0 0 5108 2795">
          <text:p/>
        </draw:connector>
        <draw:connector draw:style-name="gr9" draw:text-style-name="P1" draw:layer="layout" svg:x1="6.053cm" svg:y1="8.239cm" svg:x2="15.224cm" svg:y2="5.445cm" draw:start-shape="id1" draw:start-glue-point="0" draw:end-shape="id10" draw:end-glue-point="2" svg:d="M6053 8239v-1397h9171v-1397" svg:viewBox="0 0 9172 2795">
          <text:p/>
        </draw:connector>
        <draw:connector draw:style-name="gr3" draw:text-style-name="P1" draw:layer="layout" draw:line-skew="0cm 0.381cm" svg:x1="17.002cm" svg:y1="4.492cm" svg:x2="11.228cm" svg:y2="8.611cm" draw:start-shape="id10" draw:start-glue-point="1" draw:end-shape="id2" draw:end-glue-point="5" svg:d="M17002 4492h502v2731h-6276v1388" svg:viewBox="0 0 6277 4120">
          <text:p/>
        </draw:connector>
        <draw:connector draw:style-name="gr3" draw:text-style-name="P1" draw:layer="layout" draw:line-skew="0cm 5.34cm 0.889cm" svg:x1="11.16cm" svg:y1="3.54cm" svg:x2="12.621cm" svg:y2="8.239cm" draw:start-shape="id9" draw:start-glue-point="0" draw:end-shape="id2" draw:end-glue-point="4" svg:d="M11160 3540v-502h7620v4693h-6159v508" svg:viewBox="0 0 7621 5202">
          <text:p/>
        </draw:connector>
        <draw:line draw:style-name="gr26" draw:text-style-name="P1" draw:layer="layout" svg:x1="10.144cm" svg:y1="5.445cm" svg:x2="10.144cm" svg:y2="6.334cm">
          <text:p/>
        </draw:line>
        <draw:line draw:style-name="gr26" draw:text-style-name="P1" draw:layer="layout" svg:x1="14.081cm" svg:y1="5.445cm" svg:x2="14.081cm" svg:y2="6.334cm">
          <text:p/>
        </draw:line>
        <draw:frame draw:style-name="gr20" draw:text-style-name="P5" draw:layer="layout" svg:width="3.937cm" svg:height="0.649cm" svg:x="9.509cm" svg:y="6.193cm">
          <draw:text-box>
            <text:p><text:span text:style-name="T4">NIC1 irq</text:span></text:p>
          </draw:text-box>
        </draw:frame>
        <draw:frame draw:style-name="gr20" draw:text-style-name="P5" draw:layer="layout" svg:width="3.937cm" svg:height="0.649cm" svg:x="13.446cm" svg:y="6.193cm">
          <draw:text-box>
            <text:p><text:span text:style-name="T4">NIC2 irq</text:span></text:p>
          </draw:text-box>
        </draw:frame>
        <draw:line draw:style-name="gr26" draw:text-style-name="P1" draw:layer="layout" svg:x1="21.066cm" svg:y1="4.81cm" svg:x2="21.066cm" svg:y2="5.699cm">
          <text:p/>
        </draw:line>
        <draw:line draw:style-name="gr26" draw:text-style-name="P1" draw:layer="layout" svg:x1="22.59cm" svg:y1="4.81cm" svg:x2="22.59cm" svg:y2="5.699cm">
          <text:p/>
        </draw:line>
        <draw:line draw:style-name="gr26" draw:text-style-name="P1" draw:layer="layout" svg:x1="24.495cm" svg:y1="6.714cm" svg:x2="23.606cm" svg:y2="6.707cm">
          <text:p/>
        </draw:line>
        <draw:frame draw:style-name="gr20" draw:text-style-name="P5" draw:layer="layout" svg:width="3.937cm" svg:height="0.649cm" svg:x="21.828cm" svg:y="4.275cm">
          <draw:text-box>
            <text:p><text:span text:style-name="T4">NIC2 irq</text:span></text:p>
          </draw:text-box>
        </draw:frame>
        <draw:frame draw:style-name="gr20" draw:text-style-name="P5" draw:layer="layout" svg:width="3.937cm" svg:height="0.649cm" svg:x="20.126cm" svg:y="4.238cm">
          <draw:text-box>
            <text:p><text:span text:style-name="T4">NIC1 ir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s_20_2" draw:display-name="Arrowheads 2" svg:viewBox="0 0 1131 1131" svg:d="M0 564l564 567 567-567-567-564z"/>
    <draw:marker draw:name="Arrowheads_20_3" draw:display-name="Arrowheads 3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1:00:06.589037753</meta:creation-date>
    <dc:date>2015-07-03T09:07:20.790497834</dc:date>
    <meta:editing-duration>PT46M45S</meta:editing-duration>
    <meta:editing-cycles>34</meta:editing-cycles>
    <meta:generator>LibreOffice/4.2.8.2$Linux_X86_64 LibreOffice_project/420m0$Build-2</meta:generator>
    <meta:document-statistic meta:object-count="60"/>
  </office:meta>
</office:document-meta>
</file>